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officeooo:rsid="001f0bdf" officeooo:paragraph-rsid="001f0bdf"/>
    </style:style>
    <style:style style:name="P5" style:family="paragraph" style:parent-style-name="Standard" style:list-style-name="L1">
      <style:text-properties officeooo:rsid="001ffc2c" officeooo:paragraph-rsid="001ffc2c"/>
    </style:style>
    <style:style style:name="P6" style:family="paragraph" style:parent-style-name="Standard" style:list-style-name="L1">
      <style:text-properties officeooo:rsid="0021ec18" officeooo:paragraph-rsid="0021e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3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2">Buildings cost money</text:p>
        </text:list-item>
        <text:list-item>
          <text:p text:style-name="P2">Buildings can't be placed on eachother</text:p>
        </text:list-item>
        <text:list-item>
          <text:p text:style-name="P1">Hydro plants require hydrocarbons</text:p>
        </text:list-item>
        <text:list-item>
          <text:p text:style-name="P3">Lightning storms (less solar, lightning)</text:p>
        </text:list-item>
        <text:list-item>
          <text:p text:style-name="P5">Stats display: total power generated, amount lost to inefficiency, total stored</text:p>
        </text:list-item>
        <text:list-item>
          <text:p text:style-name="P1">Tutorial messages</text:p>
        </text:list-item>
        <text:list-item>
          <text:p text:style-name="P1">Final graphics</text:p>
        </text:list-item>
        <text:list-item>
          <text:p text:style-name="P6">GUI sidebar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4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4M49S</meta:editing-duration>
    <meta:editing-cycles>11</meta:editing-cycles>
    <meta:generator>LibreOffice/5.2.0.4$Windows_x86 LibreOffice_project/066b007f5ebcc236395c7d282ba488bca6720265</meta:generator>
    <dc:date>2017-07-29T17:26:58.448000000</dc:date>
    <meta:document-statistic meta:table-count="0" meta:image-count="0" meta:object-count="0" meta:page-count="1" meta:paragraph-count="17" meta:word-count="87" meta:character-count="514" meta:non-whitespace-character-count="461"/>
    <meta:user-defined meta:name="Info 1"/>
    <meta:user-defined meta:name="Info 2"/>
    <meta:user-defined meta:name="Info 3"/>
    <meta:user-defined meta:name="Info 4"/>
  </office:meta>
</office:document-meta>
</file>